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 Narrow" fo:font-size="14pt" style:text-underline-style="solid" style:text-underline-width="auto" style:text-underline-color="font-color" officeooo:rsid="001ec9f9" officeooo:paragraph-rsid="001ec9f9" style:font-size-asian="14pt" style:font-size-complex="14pt"/>
    </style:style>
    <style:style style:name="P2" style:family="paragraph" style:parent-style-name="Standard">
      <style:text-properties style:font-name="Liberation Sans Narrow" fo:font-size="14pt" style:text-underline-style="solid" style:text-underline-width="auto" style:text-underline-color="font-color" officeooo:rsid="001ff420" officeooo:paragraph-rsid="001ff420" style:font-size-asian="14pt" style:font-size-complex="14pt"/>
    </style:style>
    <style:style style:name="P3" style:family="paragraph" style:parent-style-name="Standard">
      <style:text-properties style:font-name="Liberation Sans Narrow" fo:font-size="14pt" style:text-underline-style="none" officeooo:rsid="001ff420" officeooo:paragraph-rsid="001ff420" style:font-size-asian="14pt" style:font-size-complex="14pt"/>
    </style:style>
    <style:style style:name="P4" style:family="paragraph" style:parent-style-name="Standard">
      <style:text-properties style:font-name="Liberation Sans Narrow" fo:font-size="14pt" style:text-underline-style="none" officeooo:rsid="001ff420" officeooo:paragraph-rsid="001ff420" style:font-size-asian="14pt" style:font-size-complex="14pt"/>
    </style:style>
    <style:style style:name="P5" style:family="paragraph" style:parent-style-name="Standard">
      <style:text-properties style:font-name="Liberation Sans Narrow" fo:font-size="14pt" style:text-underline-style="solid" style:text-underline-width="auto" style:text-underline-color="font-color" officeooo:rsid="001ff420" officeooo:paragraph-rsid="001ff420" style:font-size-asian="14pt" style:font-size-complex="14pt"/>
    </style:style>
    <style:style style:name="P6" style:family="paragraph" style:parent-style-name="Standard">
      <style:text-properties style:font-name="Liberation Sans Narrow" fo:font-size="12pt" style:text-underline-style="none" officeooo:rsid="001ff420" officeooo:paragraph-rsid="001ff420" style:font-size-asian="12pt" style:font-size-complex="12pt"/>
    </style:style>
    <style:style style:name="P7" style:family="paragraph" style:parent-style-name="Standard" style:list-style-name="L1">
      <style:text-properties style:font-name="Liberation Sans Narrow" fo:font-size="12pt" style:text-underline-style="none" officeooo:rsid="001ff420" officeooo:paragraph-rsid="001ff420" style:font-size-asian="12pt" style:font-size-complex="12pt"/>
    </style:style>
    <style:style style:name="P8" style:family="paragraph" style:parent-style-name="Standard">
      <style:text-properties officeooo:paragraph-rsid="001ff420"/>
    </style:style>
    <style:style style:name="T1" style:family="text">
      <style:text-properties fo:font-size="12pt" officeooo:rsid="00223b96" style:font-size-asian="12pt" style:font-size-complex="12pt"/>
    </style:style>
    <style:style style:name="T2" style:family="text">
      <style:text-properties fo:font-size="12pt" officeooo:rsid="0023edd2" style:font-size-asian="12pt" style:font-size-complex="12pt"/>
    </style:style>
    <style:style style:name="T3" style:family="text">
      <style:text-properties fo:font-size="12pt" officeooo:rsid="00289a49" style:font-size-asian="12pt" style:font-size-complex="12pt"/>
    </style:style>
    <style:style style:name="T4" style:family="text">
      <style:text-properties style:font-name="Liberation Sans Narrow" fo:font-size="14pt" style:text-underline-style="none" officeooo:rsid="001ff420" style:font-size-asian="14pt" style:font-size-complex="14pt"/>
    </style:style>
    <style:style style:name="T5" style:family="text">
      <style:text-properties style:font-name="Liberation Sans Narrow" fo:font-size="12pt" style:text-underline-style="none" officeooo:rsid="0020853f" style:font-size-asian="12pt" style:font-size-complex="12pt"/>
    </style:style>
    <style:style style:name="T6" style:family="text">
      <style:text-properties style:font-name="Liberation Sans Narrow" fo:font-size="12pt" style:text-underline-style="none" officeooo:rsid="00271265" style:font-size-asian="12pt" style:font-size-complex="12pt"/>
    </style:style>
    <style:style style:name="T7" style:family="text">
      <style:text-properties style:font-name="Liberation Sans Narrow" fo:font-size="12pt" style:text-underline-style="none" officeooo:rsid="00223b96" style:font-size-asian="12pt" style:font-size-complex="12pt"/>
    </style:style>
    <style:style style:name="T8" style:family="text">
      <style:text-properties style:font-name="Liberation Sans Narrow" fo:font-size="12pt" style:text-underline-style="none" officeooo:rsid="00289a49" style:font-size-asian="12pt" style:font-size-complex="12pt"/>
    </style:style>
    <style:style style:name="T9" style:family="text">
      <style:text-properties style:font-name="Liberation Sans Narrow" fo:font-size="12pt" style:text-underline-style="none" officeooo:rsid="0023edd2" style:font-size-asian="12pt" style:font-size-complex="12pt"/>
    </style:style>
    <style:style style:name="T10" style:family="text">
      <style:text-properties style:font-name="Liberation Sans Narrow"/>
    </style:style>
    <style:style style:name="T11" style:family="text">
      <style:text-properties style:font-name="Liberation Sans Narrow" fo:font-size="12pt" style:text-underline-style="none" officeooo:rsid="00271265" style:font-size-asian="12pt" style:font-size-complex="12pt"/>
    </style:style>
    <style:style style:name="T12" style:family="text">
      <style:text-properties style:font-name="Liberation Sans Narrow" fo:font-size="12pt" officeooo:rsid="00271265" style:font-size-asian="12pt" style:font-size-complex="12pt"/>
    </style:style>
    <style:style style:name="T13" style:family="text">
      <style:text-properties style:font-name="Liberation Sans Narrow" fo:font-size="12pt" officeooo:rsid="00289a49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ession 3 – Assignment 1</text:p>
      <text:p text:style-name="P1"/>
      <text:p text:style-name="P6">Components of Hadoop 2.x</text:p>
      <text:p text:style-name="P6"/>
      <text:list xml:id="list226721931720693401" text:style-name="L1">
        <text:list-item>
          <text:p text:style-name="P7">HDFS</text:p>
        </text:list-item>
        <text:list-item>
          <text:p text:style-name="P7">YARN</text:p>
        </text:list-item>
        <text:list-item>
          <text:p text:style-name="P7">MapReduce</text:p>
        </text:list-item>
      </text:list>
      <text:p text:style-name="P3"/>
      <text:p text:style-name="P2">HDFS</text:p>
      <text:p text:style-name="P8"><text:span text:style-name="T4"><text:tab/></text:span><text:span text:style-name="T5">Hadoop Distributed File System (HDFS) is a distributed file system written in Java for Haoop framework. It</text:span><text:span text:style-name="T6">s a cluster of computers having low cost hardwares to process data.</text:span><text:span text:style-name="T6"> </text:span><text:span text:style-name="T12">HDFS uses a </text:span><text:a xlink:type="simple" xlink:href="http://www.webopedia.com/TERM/M/master_slave.html" text:style-name="Internet_20_link" text:visited-style-name="Visited_20_Internet_20_Link"><text:span text:style-name="T12">master/slave</text:span></text:a><text:span text:style-name="T12"> architecture in which one device (the master) controls one or more other devices (the slaves). The HDFS cluster consists of a single NameNode and a master server manages the file system namespace and regulates access to files. </text:span><text:span text:style-name="T13">The data present in one of the node have bacups also which helps in case of a node failure.</text:span></text:p>
      <text:p text:style-name="P3"/>
      <text:p text:style-name="P2">YARN</text:p>
      <text:p text:style-name="P8"><text:span text:style-name="T4"><text:tab/></text:span><text:span text:style-name="T7">Yet Another Resource Negotiator. </text:span><text:span text:style-name="T8">It manages the cluster of computers. </text:span><text:span text:style-name="T13">YARN is the prerequisite for Enterprise Hadoop, providing resource management and a central platform to deliver consistent operations, security, and data governance tools across Hadoop clusters. </text:span><text:span text:style-name="T10">YARN also extends the power of Hadoop to incumbent and new technologies found within the data center so that they can take advantage of cost effective, linear-scale storage and processing. It provides ISVs and developers a consistent framework for writing data access applications that run IN Hadoop.</text:span></text:p>
      <text:p text:style-name="P3"><text:span text:style-name="T3"/></text:p>
      <text:p text:style-name="P2"/>
      <text:p text:style-name="P2">MapReduce</text:p>
      <text:p text:style-name="P8"><text:span text:style-name="T4"><text:tab/></text:span><text:span text:style-name="T9">MapReduce is a programming framework to process huge amount of data in parallel. </text:span><text:span text:style-name="T13">A programming paradigm that allows for massive scalability across hundreds or thousands of servers in a Hadoop cluster.</text:span></text:p>
      <text:p text:style-name="P8"><text:span text:style-name="T13">The term MapReduce actually refers to two separate and distinct tasks that Hadoop programs perform. The first is the map job, which takes a set of data and converts it into another set of data, where individual elements are broken down into tuples (key/value pairs). The reduce job takes the output from a map as input and combines those data tuples into a smaller set of tuples. As the sequence of the name MapReduce implies, the reduce job is always performed after the map job.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23:03:23.367481730</meta:creation-date>
    <dc:date>2017-08-06T10:08:06.360256868</dc:date>
    <meta:editing-duration>PT1H19M3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304" meta:character-count="1850" meta:non-whitespace-character-count="1557"/>
  </office:meta>
</office:document-meta>
</file>